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TextSearch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TextSearch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TextSearchImpl.getProperty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TextSearchImpl.getFullTextSearch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TextSearchImpl.FullTextSearchImpl( NamePathResolver resolver , Name selectorName , Name propertyName , String fullTextSearch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ullTextSearchImpl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TextSearch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